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fo:line-height="100%" fo:text-align="center" style:justify-single-word="false"/>
      <style:text-properties style:use-window-font-color="true" loext:opacity="0%" style:font-name="Calibri1" fo:font-size="12pt" fo:font-weight="bold" fo:background-color="transparent" style:font-name-asian="Calibri1" style:font-name-complex="Calibri1"/>
    </style:style>
    <style:style style:name="P2" style:family="paragraph" style:parent-style-name="Standard">
      <style:paragraph-properties fo:margin-top="0cm" fo:margin-bottom="0.282cm" style:contextual-spacing="false" fo:line-height="10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T1" style:family="text">
      <style:text-properties officeooo:rsid="00198ef0"/>
    </style:style>
    <style:style style:name="T2" style:family="text">
      <style:text-properties officeooo:rsid="001a76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JA DE RESPUESTAS</text:p>
      <text:p text:style-name="P1">PRÁCTICA 1-CÁLCULO 2020/21</text:p>
      <text:p text:style-name="P2"/>
      <text:p text:style-name="P2">NOMBRE DEL ESTUDIANTE: Ricardo Lucas Fernández</text:p>
      <text:p text:style-name="P2">DNI: 45135839H</text:p>
      <text:p text:style-name="P2"/>
      <text:p text:style-name="P2">EJERCICIO 1</text:p>
      <text:p text:style-name="P2">1. 0.4916</text:p>
      <text:p text:style-name="P2">2. -11.3439</text:p>
      <text:p text:style-name="P2">3. 0.0674</text:p>
      <text:p text:style-name="P2">4. 1.3059</text:p>
      <text:p text:style-name="P2">5. <text:span text:style-name="T1">2.3429</text:span></text:p>
      <text:p text:style-name="P2">EJERCICIO 2.</text:p>
      <text:p text:style-name="P2">6. <text:s/><text:span text:style-name="T2">3.6056</text:span></text:p>
      <text:p text:style-name="P2">7. <text:s/><text:span text:style-name="T2">0.9827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29T13:15:08.533000000</dc:date>
    <meta:editing-duration>PT6M14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3" meta:word-count="32" meta:character-count="194" meta:non-whitespace-character-count="173"/>
  </office:meta>
</office:document-meta>
</file>